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hadow="none"/>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center" style:justify-single-word="false"/>
      <style:text-properties fo:font-size="8pt" officeooo:rsid="0014abe4" officeooo:paragraph-rsid="001885fb" style:font-size-asian="8pt" style:font-size-complex="8pt"/>
    </style:style>
    <style:style style:name="P10" style:family="paragraph" style:parent-style-name="Standard">
      <style:text-properties fo:font-size="8pt" officeooo:rsid="0014abe4" officeooo:paragraph-rsid="0028435f" style:font-size-asian="8pt" style:font-size-complex="8pt"/>
    </style:style>
    <style:style style:name="P11"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2"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3"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4"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5"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6"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7"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18"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19"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0"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1"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2"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3" style:family="paragraph" style:parent-style-name="Standard">
      <style:text-properties officeooo:paragraph-rsid="00225d83"/>
    </style:style>
    <style:style style:name="P24" style:family="paragraph" style:parent-style-name="Standard">
      <style:text-properties officeooo:rsid="0028435f" officeooo:paragraph-rsid="0028435f"/>
    </style:style>
    <style:style style:name="P25"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26"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27"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28"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29"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30"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31"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32"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33"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34"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35"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36"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37"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38"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39"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40"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41"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42"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43"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44"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45"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46"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47"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48"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49"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50"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51"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52"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53"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54"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55"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56"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57"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58"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59"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60"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61"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62"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63" style:family="paragraph">
      <style:text-properties fo:font-size="10pt" style:font-size-asian="10pt" style:font-size-complex="10pt"/>
    </style:style>
    <style:style style:name="P64" style:family="paragraph">
      <loext:graphic-properties draw:fill="none" draw:fill-color="#ffffff"/>
      <style:text-properties fo:font-size="10pt" style:font-size-asian="10pt" style:font-size-complex="10pt"/>
    </style:style>
    <style:style style:name="T1" style:family="text">
      <style:text-properties fo:font-weight="bold" officeooo:rsid="0042ae3b" style:font-weight-asian="bold" style:font-weight-complex="bold"/>
    </style:style>
    <style:style style:name="T2" style:family="text">
      <style:text-properties fo:color="#000000"/>
    </style:style>
    <style:style style:name="T3" style:family="text">
      <style:text-properties fo:color="#000000" style:font-name="Liberation Serif"/>
    </style:style>
    <style:style style:name="T4" style:family="text">
      <style:text-properties fo:color="#000000" style:font-name="Liberation Serif" fo:font-size="7pt" style:font-size-asian="7pt" style:font-size-complex="7pt"/>
    </style:style>
    <style:style style:name="T5" style:family="text">
      <style:text-properties officeooo:rsid="0017322b"/>
    </style:style>
    <style:style style:name="T6" style:family="text">
      <style:text-properties officeooo:rsid="00173801"/>
    </style:style>
    <style:style style:name="T7" style:family="text">
      <style:text-properties fo:font-size="10pt" style:font-size-asian="8.75pt" style:font-size-complex="10pt"/>
    </style:style>
    <style:style style:name="T8" style:family="text">
      <style:text-properties fo:font-size="10pt" officeooo:rsid="00199c55" style:font-size-asian="8.75pt" style:font-size-complex="10pt"/>
    </style:style>
    <style:style style:name="T9" style:family="text">
      <style:text-properties fo:font-size="10pt" officeooo:rsid="001eefb8" style:font-size-asian="8.75pt" style:font-size-complex="10pt"/>
    </style:style>
    <style:style style:name="T10" style:family="text">
      <style:text-properties officeooo:rsid="001b888c"/>
    </style:style>
    <style:style style:name="T11" style:family="text">
      <style:text-properties style:text-position="super 58%"/>
    </style:style>
    <style:style style:name="T12" style:family="text">
      <style:text-properties style:text-position="super 58%" fo:font-size="10pt" officeooo:rsid="001eefb8" style:font-size-asian="8.75pt" style:font-size-complex="10pt"/>
    </style:style>
    <style:style style:name="T13" style:family="text">
      <style:text-properties style:text-position="super 58%" officeooo:rsid="003de9cb"/>
    </style:style>
    <style:style style:name="T14" style:family="text">
      <style:text-properties style:text-position="0% 100%"/>
    </style:style>
    <style:style style:name="T15" style:family="text">
      <style:text-properties officeooo:rsid="0028435f"/>
    </style:style>
    <style:style style:name="T16" style:family="text">
      <style:text-properties fo:color="#ff3300"/>
    </style:style>
    <style:style style:name="T17" style:family="text">
      <style:text-properties fo:color="#461900"/>
    </style:style>
    <style:style style:name="T18" style:family="text">
      <style:text-properties officeooo:rsid="00363b14"/>
    </style:style>
    <style:style style:name="T19" style:family="text">
      <style:text-properties fo:color="#009900"/>
    </style:style>
    <style:style style:name="T20" style:family="text">
      <style:text-properties fo:color="#009900" officeooo:rsid="003a591a"/>
    </style:style>
    <style:style style:name="T21" style:family="text">
      <style:text-properties officeooo:rsid="003de9cb"/>
    </style:style>
    <style:style style:name="T22" style:family="text">
      <style:text-properties style:text-underline-style="solid" style:text-underline-width="auto" style:text-underline-color="font-color"/>
    </style:style>
    <style:style style:name="T23" style:family="text">
      <style:text-properties officeooo:rsid="0042ae3b"/>
    </style:style>
    <style:style style:name="T24" style:family="text">
      <style:text-properties officeooo:rsid="00458fd3"/>
    </style:style>
    <style:style style:name="T25" style:family="text">
      <style:text-properties officeooo:rsid="0045ae1c"/>
    </style:style>
    <style:style style:name="T26" style:family="text">
      <style:text-properties officeooo:rsid="0047aa4b"/>
    </style:style>
    <style:style style:name="T27" style:family="text">
      <style:text-properties officeooo:rsid="004b2c49"/>
    </style:style>
    <style:style style:name="T28" style:family="text">
      <style:text-properties officeooo:rsid="0062022a"/>
    </style:style>
    <style:style style:name="T29" style:family="text">
      <style:text-properties fo:font-size="10pt" style:font-size-asian="10pt" style:font-size-complex="10pt"/>
    </style: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64" svg:width="2.365in" svg:height="0.7752in" svg:x="-0.239in" svg:y="-0.5583in"><draw:text-box><text:p text:style-name="P63"><text:span text:style-name="T29">Student ID: xxxxxxx</text:span></text:p><text:p text:style-name="P63"><text:span text:style-name="T29">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4">['JJ', 'JJR', 'JJS', 'NN', 'NNS', 'NNP', 'NNPS', 'VB', 'VBD', 'VBG', 'VBN', 'VBP', 'VBZ', 'WRB']</text:span></text:p>
      <text:p text:style-name="P6"><text:span text:style-name="T4"><text:tab/><text:tab/> <text:s/></text:span><text:span text:style-name="T3">(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5">Number of words considered for similarity (word frequency &gt; 100) : </text:span></text:p>
      <text:p text:style-name="P7"><text:span text:style-name="T5"><text:tab/> <text:s text:c="3"/><text:tab/>- 8486</text:span></text:p>
      <text:p text:style-name="P7"><text:tab/><text:tab/>- <text:span text:style-name="T6">Note: Because various thresholds drain some words of all features. This number becomes around 7900.</text:span></text:p>
      <text:p text:style-name="P7"><text:tab/><text:span text:style-name="T5">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2">Part</text:p>
          </table:table-cell>
          <table:table-cell table:style-name="Table1.A1" office:value-type="string">
            <text:p text:style-name="P62">Max number of features</text:p>
          </table:table-cell>
          <table:table-cell table:style-name="Table1.C1" office:value-type="string">
            <text:p text:style-name="P62">Average: (the matrix is sparse)</text:p>
          </table:table-cell>
        </table:table-row>
        <table:table-row>
          <table:table-cell table:style-name="Table1.A4" office:value-type="string">
            <text:p text:style-name="P25">1 (sentence)</text:p>
          </table:table-cell>
          <table:table-cell table:style-name="Table1.B2" office:value-type="string">
            <text:p text:style-name="P9"><text:span text:style-name="T6">8486</text:span></text:p>
          </table:table-cell>
          <table:table-cell table:style-name="Table1.C2" office:value-type="string">
            <text:p text:style-name="P26">863</text:p>
          </table:table-cell>
        </table:table-row>
        <table:table-row>
          <table:table-cell table:style-name="Table1.A4" office:value-type="string">
            <text:p text:style-name="P25">2 (window, k=2)</text:p>
          </table:table-cell>
          <table:table-cell table:style-name="Table1.B3" office:value-type="string">
            <text:p text:style-name="P9"><text:span text:style-name="T6">8486</text:span></text:p>
          </table:table-cell>
          <table:table-cell table:style-name="Table1.C3" office:value-type="string">
            <text:p text:style-name="P26">314.9</text:p>
          </table:table-cell>
        </table:table-row>
        <table:table-row>
          <table:table-cell table:style-name="Table1.A4" office:value-type="string">
            <text:p text:style-name="P25">3 (tree)</text:p>
          </table:table-cell>
          <table:table-cell table:style-name="Table1.B4" office:value-type="string">
            <text:p text:style-name="P26">152,991</text:p>
          </table:table-cell>
          <table:table-cell table:style-name="Table1.C4" office:value-type="string">
            <text:p text:style-name="P26">15.8</text:p>
          </table:table-cell>
        </table:table-row>
      </table:table>
      <text:p text:style-name="P7"/>
      <text:p text:style-name="P8"><text:span text:style-name="T8">2</text:span><text:span text:style-name="T7">. </text:span><text:span text:style-name="T9">2</text:span><text:span text:style-name="T12">nd</text:span><text:span text:style-name="T9"> order similarity</text:span><text:span text:style-name="T7">:</text:span></text:p>
      <text:p text:style-name="P8"><text:span text:style-name="T7"/></text:p>
      <text:p text:style-name="P15">20 most similar words, ordered by similarity in descending order:</text:p>
      <text:p text:style-name="P15"/>
      <text:p text:style-name="P19">(Details in Appendix A)</text:p>
      <text:p text:style-name="P19"/>
      <text:p text:style-name="P19"><text:span text:style-name="T22">Conclusion summary:</text:span> </text:p>
      <text:p text:style-name="P20">I marked in red words are that are unrelated, or too general and might apply to anything <text:span text:style-name="T23">(the latter should have been reduced in weight by the pmi method)</text:span>. <text:s/>The result was very clear: the “sentence” method performed the worst, “window” was better. </text:p>
      <text:p text:style-name="P20">But the <text:span text:style-name="T23">winner</text:span> by far was using the “tree” method. <text:span text:style-name="T23">Which performed </text:span><text:span text:style-name="T1">amazingly</text:span><text:span text:style-name="T23">.</text:span> </text:p>
      <text:p text:style-name="P19"/>
      <text:p text:style-name="P21">In appendix A, you will find those results manually <text:span text:style-name="T28">annotated</text:span> for the first 5 words (car, bus, hospital, hotel, gun) and for ‘table’.</text:p>
      <text:p text:style-name="P21">The first 5 was to show my conclusion: (sentence&lt;window&lt;tree). ‘table’ because it had very bad results.</text:p>
      <text:p text:style-name="P21"/>
      <text:p text:style-name="P21">My conclusion was that table can be interpreted in various ways: (a) furniture (b) table of contents (c) diagram of <text:span text:style-name="T27">rows and columns</text:span>.</text:p>
      <text:p text:style-name="P22">It confused the less sophisticated algorithms: “sentence”, and “window”, <text:span text:style-name="T24">and made them focus on the more general words instead, those that might appear near anything</text:span>. But “tree” <text:span text:style-name="T25">on the other hand,</text:span> <text:span text:style-name="T26">was able to see through the noise, and </text:span>focused on the most common meaning in wikipedia: a diagram or a table of contents.</text:p>
      <text:p text:style-name="P21"/>
      <text:p text:style-name="P21"/>
      <text:p text:style-name="P5">Appendix A: <text:span text:style-name="T21">2</text:span><text:span text:style-name="T13">nd</text:span><text:span text:style-name="T21"> order similarity</text:span></text:p>
      <text:p text:style-name="P15"/>
      <text:p text:style-name="P17">20 most similar words, ordered by similarity in descending order:</text:p>
      <text:p text:style-name="P15"/>
      <text:p text:style-name="P18">(marked in red are words that their association with the target word is not obvious. Meaning you might find a connection if you try hard enough, but it is not <text:span text:style-name="T18">an obvious connected. Another option is that the word marked in red is too general, and might apply to many different words. The PMI should have reduced those words weight</text:span>).</text:p>
      <text:p text:style-name="P18"/>
      <text:p text:style-name="P11"><text:tab/>a. <text:span text:style-name="T10">car </text:span></text:p>
      <text:p text:style-name="P11"/>
      <table:table table:name="Table2" table:style-name="Table2">
        <table:table-column table:style-name="Table2.A" table:number-columns-repeated="3"/>
        <table:table-row>
          <table:table-cell table:style-name="Table2.A1" office:value-type="string">
            <text:p text:style-name="P27">1. sentence</text:p>
          </table:table-cell>
          <table:table-cell table:style-name="Table2.A1" office:value-type="string">
            <text:p text:style-name="P27">2. window (k=2)</text:p>
          </table:table-cell>
          <table:table-cell table:style-name="Table2.C1" office:value-type="string">
            <text:p text:style-name="P27">3. tree</text:p>
          </table:table-cell>
        </table:table-row>
        <table:table-row>
          <table:table-cell table:style-name="Table2.A2" office:value-type="string">
            <text:p text:style-name="P30">'drive', 'race', '<text:span text:style-name="T16">men</text:span>', 'train', 'aircraft', 'driver', '<text:span text:style-name="T16">put</text:span>', '<text:span text:style-name="T16">choose</text:span>', 'truck', '<text:span text:style-name="T16">pass</text:span>', '<text:span text:style-name="T16">long</text:span>', '<text:span text:style-name="T16">performance</text:span>', '<text:span text:style-name="T16">total</text:span>', '<text:span text:style-name="T16">replace</text:span>', 'track', '<text:span text:style-name="T16">board</text:span>', <text:span text:style-name="T16">'draw', </text:span><text:span text:style-name="T17">'</text:span><text:span text:style-name="T16">stop</text:span><text:span text:style-name="T17">', '</text:span><text:span text:style-name="T2">hand</text:span><text:span text:style-name="T17">', </text:span><text:span text:style-name="T16">'medium'</text:span></text:p>
          </table:table-cell>
          <table:table-cell table:style-name="Table2.A2" office:value-type="string">
            <text:p text:style-name="P30">'<text:span text:style-name="T16">one</text:span>', 'truck', 'vehicle', 'boat', 'engine', 'train', '<text:span text:style-name="T16">body</text:span>', 'aircraft', 'drive', '<text:span text:style-name="T16">fact</text:span>', '<text:span text:style-name="T16">choose</text:span>', 'race', '<text:span text:style-name="T16">player</text:span>', 'store', 'hand', '<text:span text:style-name="T16">light</text:span>', '<text:span text:style-name="T16">special</text:span>', '<text:span text:style-name="T16">addition</text:span>', '<text:span text:style-name="T16">story</text:span>', '<text:span text:style-name="T16">mission</text:span>'</text:p>
          </table:table-cell>
          <table:table-cell table:style-name="Table2.C2" office:value-type="string">
            <text:p text:style-name="P31">'vehicle', 'truck', 'boat', 'engine', 'aircraft', 'automobile', 'train', 'locomotive', 'bus', 'ship', 'model', 'product', 'driver', 'motorcycle', 'machine', 'unit', 'weapon', 'track', '<text:span text:style-name="T16">item</text:span>', 'vessel'</text:p>
          </table:table-cell>
        </table:table-row>
      </table:table>
      <text:p text:style-name="P11"/>
      <text:p text:style-name="P11"><text:span text:style-name="T10"><text:tab/>b. bus </text:span></text:p>
      <text:p text:style-name="P12"/>
      <table:table table:name="Table3" table:style-name="Table3">
        <table:table-column table:style-name="Table3.A" table:number-columns-repeated="3"/>
        <table:table-row>
          <table:table-cell table:style-name="Table3.A1" office:value-type="string">
            <text:p text:style-name="P28">1. sentence</text:p>
          </table:table-cell>
          <table:table-cell table:style-name="Table3.A1" office:value-type="string">
            <text:p text:style-name="P28">2. window (k=2)</text:p>
          </table:table-cell>
          <table:table-cell table:style-name="Table3.C1" office:value-type="string">
            <text:p text:style-name="P28">3. tree</text:p>
          </table:table-cell>
        </table:table-row>
        <table:table-row>
          <table:table-cell table:style-name="Table3.A2" office:value-type="string">
            <text:p text:style-name="P32">'passenger', 'traffic', 'rail', 'transit', 'transportation', '<text:span text:style-name="T16">jack</text:span>', 'metro', '<text:span text:style-name="T16">arm</text:span>', '<text:span text:style-name="T16">double</text:span>', 'vessel', '<text:span text:style-name="T16">web</text:span>', 'direction', '<text:span text:style-name="T16">citizen</text:span>', 'airport', '<text:span text:style-name="T16">bit</text:span>', 'locomotive', '<text:span text:style-name="T16">plot</text:span>', '<text:span text:style-name="T16">southeast</text:span>', 'train', 'connection'</text:p>
          </table:table-cell>
          <table:table-cell table:style-name="Table3.A2" office:value-type="string">
            <text:p text:style-name="P32">'passenger', 'rail', 'boat', 'airport', '<text:span text:style-name="T16">hotel</text:span>', '<text:span text:style-name="T16">mine</text:span>', 'truck', '<text:span text:style-name="T16">pacific</text:span>', '<text:span text:style-name="T16">achieve</text:span>', '<text:span text:style-name="T16">fly</text:span>', '<text:span text:style-name="T16">affair</text:span>', '<text:span text:style-name="T16">success</text:span>', 'transit', 'metro', 'express', 'engine', 'port', '<text:span text:style-name="T16">golden</text:span>', '<text:span text:style-name="T16">factory</text:span>', '<text:span text:style-name="T16">genus</text:span>'</text:p>
          </table:table-cell>
          <table:table-cell table:style-name="Table3.C2" office:value-type="string">
            <text:p text:style-name="P33">'rail', 'tram', 'train', 'taxi', 'ferry', 'automobile', 'car', 'vehicle', 'subway', 'transit', 'freight', 'truck', 'railway', 'locomotive', 'boat', 'traffic', 'passenger', 'commuter', 'bike', 'plane'</text:p>
          </table:table-cell>
        </table:table-row>
      </table:table>
      <text:p text:style-name="P12"/>
      <text:p text:style-name="P12"><text:span text:style-name="T10"><text:tab/>c. hospital </text:span></text:p>
      <text:p text:style-name="P12"/>
      <table:table table:name="Table4" table:style-name="Table4">
        <table:table-column table:style-name="Table4.A" table:number-columns-repeated="3"/>
        <table:table-row>
          <table:table-cell table:style-name="Table4.A1" office:value-type="string">
            <text:p text:style-name="P28">1. sentence</text:p>
          </table:table-cell>
          <table:table-cell table:style-name="Table4.A1" office:value-type="string">
            <text:p text:style-name="P28">2. window (k=2)</text:p>
          </table:table-cell>
          <table:table-cell table:style-name="Table4.C1" office:value-type="string">
            <text:p text:style-name="P28">3. tree</text:p>
          </table:table-cell>
        </table:table-row>
        <table:table-row>
          <table:table-cell table:style-name="Table4.A2" office:value-type="string">
            <text:p text:style-name="P34">'medical', '<text:span text:style-name="T16">chinese</text:span>', '<text:span text:style-name="T16">latter</text:span>', '<text:span text:style-name="T16">learn</text:span>', '<text:span text:style-name="T16">step</text:span>', '<text:span text:style-name="T16">store</text:span>', <text:soft-page-break/>'<text:span text:style-name="T16">stand</text:span>', 'grant', '<text:span text:style-name="T16">transfer</text:span>', '<text:span text:style-name="T16">separate</text:span>', '<text:span text:style-name="T16">successful</text:span>', '<text:span text:style-name="T16">associate</text:span>', '<text:span text:style-name="T16">entire</text:span>', 'condition', 'worker', '<text:span text:style-name="T16">big</text:span>', '<text:span text:style-name="T16">seek</text:span>', '<text:span text:style-name="T16">double</text:span>', '<text:span text:style-name="T16">manage</text:span>', '<text:span text:style-name="T16">intend</text:span>'</text:p>
          </table:table-cell>
          <table:table-cell table:style-name="Table4.A2" office:value-type="string">
            <text:p text:style-name="P35">'camp', '<text:span text:style-name="T16">effort</text:span>', 'conduct', '<text:span text:style-name="T16">attend</text:span>', '<text:span text:style-name="T16">mission</text:span>', <text:soft-page-break/>'medical', 'status', 'care', 'category', 'institution', '<text:span text:style-name="T16">press</text:span>', '<text:span text:style-name="T16">green</text:span>', 'health', '<text:span text:style-name="T16">store</text:span>', 'honor', 'job', '<text:span text:style-name="T16">merge</text:span>', '<text:span text:style-name="T16">entire</text:span>', 'daily', 'picture'</text:p>
          </table:table-cell>
          <table:table-cell table:style-name="Table4.C2" office:value-type="string">
            <text:p text:style-name="P35">'clinic', 'center', 'prison', 'college', '<text:span text:style-name="T16">museum</text:span>', <text:soft-page-break/>'school', 'library', 'facility', 'campus', 'hotel', '<text:span text:style-name="T16">airport</text:span>', '<text:span text:style-name="T16">stadium</text:span>', '<text:span text:style-name="T16">hall</text:span>', 'centre', 'institution', '<text:span text:style-name="T16">monastery</text:span>', '<text:span text:style-name="T16">park</text:span>', '<text:span text:style-name="T16">theatre</text:span>', 'office', 'camp'</text:p>
          </table:table-cell>
        </table:table-row>
      </table:table>
      <text:p text:style-name="P12"/>
      <text:p text:style-name="P12"><text:span text:style-name="T10"><text:tab/>d. hotel </text:span></text:p>
      <text:p text:style-name="P12"/>
      <table:table table:name="Table5" table:style-name="Table5">
        <table:table-column table:style-name="Table5.A" table:number-columns-repeated="3"/>
        <table:table-row>
          <table:table-cell table:style-name="Table5.A1" office:value-type="string">
            <text:p text:style-name="P28">1. sentence</text:p>
          </table:table-cell>
          <table:table-cell table:style-name="Table5.A1" office:value-type="string">
            <text:p text:style-name="P28">2. window (k=2)</text:p>
          </table:table-cell>
          <table:table-cell table:style-name="Table5.C1" office:value-type="string">
            <text:p text:style-name="P28">3. tree</text:p>
          </table:table-cell>
        </table:table-row>
        <table:table-row>
          <table:table-cell table:style-name="Table5.A2" office:value-type="string">
            <text:p text:style-name="P36">'restaurant', 'wood', 'room', 'abandon', '<text:span text:style-name="T16">fill</text:span>', 'brand', '<text:span text:style-name="T16">slow</text:span>', '<text:span text:style-name="T16">memorial</text:span>', '<text:span text:style-name="T16">dr</text:span>', '<text:span text:style-name="T16">contact</text:span>', '<text:span text:style-name="T16">double</text:span>', '<text:span text:style-name="T16">horse</text:span>', 'walk', 'palace', 'garden', 'buy', 'rich', 'occupy', '<text:span text:style-name="T16">difficult</text:span>', '<text:span text:style-name="T16">grant</text:span>'</text:p>
          </table:table-cell>
          <table:table-cell table:style-name="Table5.A2" office:value-type="string">
            <text:p text:style-name="P36">'beach', 'worker', 'garden', 'estate', '<text:span text:style-name="T16">i</text:span>', 'shop', 'reserve', 'bus', 'avenue', 'restaurant', '<text:span text:style-name="T16">sense</text:span>', '<text:span text:style-name="T16">pakistan</text:span>', '<text:span text:style-name="T16">temple</text:span>', 'sing', 'floor', 'administration', '<text:span text:style-name="T16">responsible</text:span>', '<text:span text:style-name="T16">square</text:span>', '<text:span text:style-name="T16">britain</text:span>', 'bill'</text:p>
          </table:table-cell>
          <table:table-cell table:style-name="Table5.C2" office:value-type="string">
            <text:p text:style-name="P36">'restaurant', 'shop', 'apartment', 'theater', 'house', 'building', '<text:span text:style-name="T16">mill</text:span>', 'estate', 'inn', 'pub', 'resort', 'store', 'synagogue', 'hall', 'castle', 'library', 'mosque', '<text:span text:style-name="T16">temple</text:span>', 'tower', 'theatre'</text:p>
          </table:table-cell>
        </table:table-row>
      </table:table>
      <text:p text:style-name="P12"/>
      <text:p text:style-name="P12"><text:span text:style-name="T10"><text:tab/>e. gun </text:span></text:p>
      <text:p text:style-name="P12"/>
      <table:table table:name="Table6" table:style-name="Table6">
        <table:table-column table:style-name="Table6.A" table:number-columns-repeated="3"/>
        <table:table-row>
          <table:table-cell table:style-name="Table6.A1" office:value-type="string">
            <text:p text:style-name="P28">1. sentence</text:p>
          </table:table-cell>
          <table:table-cell table:style-name="Table6.A1" office:value-type="string">
            <text:p text:style-name="P28">2. window (k=2)</text:p>
          </table:table-cell>
          <table:table-cell table:style-name="Table6.C1" office:value-type="string">
            <text:p text:style-name="P28">3. tree</text:p>
          </table:table-cell>
        </table:table-row>
        <table:table-row>
          <table:table-cell table:style-name="Table6.A2" office:value-type="string">
            <text:p text:style-name="P37">'rifle', '<text:span text:style-name="T16">fit</text:span>', 'machine', 'enemy', 'demand', 'weapon', '<text:span text:style-name="T16">bar</text:span>', '<text:span text:style-name="T16">intend</text:span>', '<text:span text:style-name="T16">initial</text:span>', 'battery', '<text:span text:style-name="T16">entire</text:span>', '<text:span text:style-name="T16">pick</text:span>', 'tank', 'wound', 'eye', 'hear', 'crew', 'shot', 'advance', '<text:span text:style-name="T16">piece</text:span>'</text:p>
          </table:table-cell>
          <table:table-cell table:style-name="Table6.A2" office:value-type="string">
            <text:p text:style-name="P37">'rifle', 'weapon', 'aircraft', 'tank', 'missile', 'battery', '<text:span text:style-name="T16">box</text:span>', 'target', 'machine', 'engine', 'artillery', 'rocket', 'bomb', 'mortar', '<text:span text:style-name="T16">whole</text:span>', 'plane', '<text:span text:style-name="T16">pull</text:span>', '<text:span text:style-name="T16">bar</text:span>', 'brigade', '<text:span text:style-name="T16">step</text:span>'</text:p>
          </table:table-cell>
          <table:table-cell table:style-name="Table6.C2" office:value-type="string">
            <text:p text:style-name="P37">'cannon', 'pistol', 'weapon', 'rifle', 'tank', 'battery', 'aircraft', 'sword', 'artillery', 'engine', '<text:span text:style-name="T16">camera</text:span>', 'bullet', 'device', 'machine', 'vessel', 'equipment', 'ship', 'boat', 'rocket', 'shot'</text:p>
          </table:table-cell>
        </table:table-row>
      </table:table>
      <text:p text:style-name="P12"/>
      <text:p text:style-name="P12"/>
      <text:p text:style-name="P12"><text:span text:style-name="T10"><text:tab/>f. bomb</text:span></text:p>
      <text:p text:style-name="P12"/>
      <table:table table:name="Table7" table:style-name="Table7">
        <table:table-column table:style-name="Table7.A" table:number-columns-repeated="3"/>
        <table:table-row>
          <table:table-cell table:style-name="Table7.A1" office:value-type="string">
            <text:p text:style-name="P28">1. sentence</text:p>
          </table:table-cell>
          <table:table-cell table:style-name="Table7.A1" office:value-type="string">
            <text:p text:style-name="P28">2. window (k=2)</text:p>
          </table:table-cell>
          <table:table-cell table:style-name="Table7.C1" office:value-type="string">
            <text:p text:style-name="P28">3. tree</text:p>
          </table:table-cell>
        </table:table-row>
        <table:table-row>
          <table:table-cell table:style-name="Table7.A2" office:value-type="string">
            <text:p text:style-name="P38">'raid', 'commit', 'enemy', 'fell', 'weapon', 'civilian', 'dozen', 'bomber', 'opponent', 'pilot', 'shot', 'mine', 'abandon', 'injure', 'daniel', 'reading', 'crash', 'sydney', 'defence', 'attract'</text:p>
          </table:table-cell>
          <table:table-cell table:style-name="Table7.A2" office:value-type="string">
            <text:p text:style-name="P38">'bomber', 'rescue', 'storm', 'bombing', 'tank', 'crash', 'squadron', 'pilot', 'flight', 'rocket', 'gun', 'latter', 'enemy', 'fighter', 'everything', 'aircraft', 'torpedo', 'chain', 'patrol', 'push'</text:p>
          </table:table-cell>
          <table:table-cell table:style-name="Table7.C2" office:value-type="string">
            <text:p text:style-name="P38">'torpedo', 'bombing', 'missile', 'rocket', 'weapon', 'explosion', 'reactor', 'bomber', 'earthquake', 'shell', 'raid', 'attack', 'grenade', 'eruption', 'fire', 'aircraft', 'ball', 'strike', 'storm', 'bombardment'</text:p>
          </table:table-cell>
        </table:table-row>
      </table:table>
      <text:p text:style-name="P12"><text:span text:style-name="T10"><text:s/></text:span></text:p>
      <text:p text:style-name="P11"><text:span text:style-name="T10"><text:tab/>g. horse </text:span></text:p>
      <text:p text:style-name="P12"/>
      <table:table table:name="Table8" table:style-name="Table8">
        <table:table-column table:style-name="Table8.A" table:number-columns-repeated="3"/>
        <table:table-row>
          <table:table-cell table:style-name="Table8.A1" office:value-type="string">
            <text:p text:style-name="P28">1. sentence</text:p>
          </table:table-cell>
          <table:table-cell table:style-name="Table8.A1" office:value-type="string">
            <text:p text:style-name="P28">2. window (k=2)</text:p>
          </table:table-cell>
          <table:table-cell table:style-name="Table8.C1" office:value-type="string">
            <text:p text:style-name="P28">3. tree</text:p>
          </table:table-cell>
        </table:table-row>
        <table:table-row>
          <table:table-cell table:style-name="Table8.A2" office:value-type="string">
            <text:p text:style-name="P39">'poor', 'farm', 'fast', 'dog', 'existence', 'male', 'hunt', 'eye', 'farmer', 'owner', 'guide', 'combination', 'felt', 'wood', 'thousand', 'bar', 'citizen', 'latter', 'attract', 'zone'</text:p>
          </table:table-cell>
          <table:table-cell table:style-name="Table8.A2" office:value-type="string">
            <text:p text:style-name="P39">'catch', 'incident', 'following', 'assistant', 'animal', 'poland', 'couple', 'drop', 'factory', 'empire', 'reserve', 'bar', 'hear', 'fish', 'gun', 'administrator', 'back', 'whole', 'earth', 'square'</text:p>
          </table:table-cell>
          <table:table-cell table:style-name="Table8.C2" office:value-type="string">
            <text:p text:style-name="P39">'dog', 'cattle', 'cat', 'sheep', 'bike', 'bull', 'motorcycle', 'bird', 'bicycle', 'elf', 'car', 'boy', 'animal', 'specimen', 'motor', 'athlete', 'men', 'monster', 'boat', 'bulb'</text:p>
          </table:table-cell>
        </table:table-row>
      </table:table>
      <text:p text:style-name="P12"/>
      <text:p text:style-name="P12"><text:span text:style-name="T10"><text:tab/>h. fox </text:span></text:p>
      <text:p text:style-name="P12"/>
      <table:table table:name="Table9" table:style-name="Table9">
        <table:table-column table:style-name="Table9.A" table:number-columns-repeated="3"/>
        <table:table-row>
          <table:table-cell table:style-name="Table9.A1" office:value-type="string">
            <text:p text:style-name="P28">1. sentence</text:p>
          </table:table-cell>
          <table:table-cell table:style-name="Table9.A1" office:value-type="string">
            <text:p text:style-name="P28">2. window (k=2)</text:p>
          </table:table-cell>
          <table:table-cell table:style-name="Table9.C1" office:value-type="string">
            <text:p text:style-name="P28">3. tree</text:p>
          </table:table-cell>
        </table:table-row>
        <table:table-row>
          <table:table-cell table:style-name="Table9.A2" office:value-type="string">
            <text:p text:style-name="P39">'nbc', 'jackson', 'desire', 'adam', 'andrew', 'cbs', 'struggle', 'bbc', 'chris', 'abc', 'johnson', 'bob', 'latter', 'fame', 'cable', 'comedy', 'hire', 'nomination', 'drop', 'roll'</text:p>
          </table:table-cell>
          <table:table-cell table:style-name="Table9.A2" office:value-type="string">
            <text:p text:style-name="P40">'nbc', 'abc', 'interested', 'cbs', 'israeli', 'saturday', 'global', 't', 'programming', 'giant', 'gay', 'wave', 'morning', 'expansion', 'struggle', 'j', 'distribution', 'bell', 'documentary', 'colour'</text:p>
          </table:table-cell>
          <table:table-cell table:style-name="Table9.C2" office:value-type="string">
            <text:p text:style-name="P40">'cbs', 'cbc', 'nbc', 'abc', 'shaw', 'anderson', 'baker', 'patterson', 'itv', 'parker', 'hudson', 'hart', 'pb', 'kennedy', 'johnson', 'smith', 'carter', 'bbc', 'espn', 'mcdonald'</text:p>
          </table:table-cell>
        </table:table-row>
      </table:table>
      <text:p text:style-name="P12"/>
      <text:p text:style-name="P12"><text:span text:style-name="T10"><text:tab/>i. table </text:span></text:p>
      <text:p text:style-name="P12"/>
      <table:table table:name="Table10" table:style-name="Table10">
        <table:table-column table:style-name="Table10.A" table:number-columns-repeated="3"/>
        <table:table-row>
          <table:table-cell table:style-name="Table10.A1" office:value-type="string">
            <text:p text:style-name="P28">1. sentence</text:p>
          </table:table-cell>
          <table:table-cell table:style-name="Table10.A1" office:value-type="string">
            <text:p text:style-name="P28">2. window (k=2)</text:p>
          </table:table-cell>
          <table:table-cell table:style-name="Table10.C1" office:value-type="string">
            <text:p text:style-name="P28">3. tree</text:p>
          </table:table-cell>
        </table:table-row>
        <table:table-row>
          <table:table-cell table:style-name="Table10.A2" office:value-type="string">
            <text:p text:style-name="P40">'<text:span text:style-name="T16">step</text:span>', '<text:span text:style-name="T16">piece</text:span>', '<text:span text:style-name="T16">couple</text:span>', '<text:span text:style-name="T16">simple</text:span>', '<text:span text:style-name="T16">opportunity</text:span>', '<text:span text:style-name="T19">entry</text:span>', '<text:span text:style-name="T16">hear</text:span>', 'handle', 'plot', '<text:span text:style-name="T16">horse</text:span>', '<text:span text:style-name="T16">internet</text:span>', 'concept', '<text:span text:style-name="T16">i</text:span>', '<text:span text:style-name="T16">entire</text:span>', '<text:span text:style-name="T16">latter</text:span>', '<text:span text:style-name="T16">basic</text:span>', '<text:span text:style-name="T16">response</text:span>', '<text:span text:style-name="T16">lay</text:span>', 'mass', '<text:span text:style-name="T16">anything</text:span>'</text:p>
          </table:table-cell>
          <table:table-cell table:style-name="Table10.A2" office:value-type="string">
            <text:p text:style-name="P40">'<text:span text:style-name="T16">box</text:span>', 'poor', '<text:span text:style-name="T16">easy</text:span>', '<text:span text:style-name="T16">task</text:span>', '<text:span text:style-name="T16">double</text:span>', '<text:span text:style-name="T16">ball</text:span>', '<text:span text:style-name="T16">web</text:span>', 'wood', 'exchange', 'map', 'document', 'file', 'minor', '<text:span text:style-name="T16">piece</text:span>', 'fine', 'background', 'element', 'bill', '<text:span text:style-name="T16">spot</text:span>', '<text:span text:style-name="T16">code</text:span>'</text:p>
          </table:table-cell>
          <table:table-cell table:style-name="Table10.C2" office:value-type="string">
            <text:p text:style-name="P40">'<text:span text:style-name="T19">section</text:span>', '<text:span text:style-name="T19">paragraph</text:span>', '<text:span text:style-name="T19">text</text:span>', '<text:span text:style-name="T19">diffs</text:span>', '<text:span text:style-name="T19">encyclopedia</text:span>', '<text:span text:style-name="T19">entry</text:span>', '<text:span text:style-name="T19">diagram</text:span>', '<text:span text:style-name="T19">page</text:span>', '<text:span text:style-name="T19">summary</text:span>', '<text:span text:style-name="T19">column</text:span>', '<text:span text:style-name="T19">template</text:span>', '<text:span text:style-name="T19">ranking</text:span>', '<text:span text:style-name="T19">image</text:span>', '<text:span text:style-name="T19">category</text:span>', 'map', '<text:span text:style-name="T16">module</text:span>', '<text:span text:style-name="T16">box</text:span>', 'picture', '<text:span text:style-name="T19">diff</text:span>', '<text:span text:style-name="T19">poll</text:span>'</text:p>
          </table:table-cell>
        </table:table-row>
      </table:table>
      <text:p text:style-name="P12"/>
      <text:p text:style-name="P14"><text:span text:style-name="T16">Red: Unrelated.</text:span> <text:span text:style-name="T19">Green: Table in the sense of “table of contents” </text:span><text:span text:style-name="T20">or a diagram</text:span><text:span text:style-name="T19">. Not </text:span><text:span text:style-name="T20">a</text:span><text:span text:style-name="T19"> furniture.</text:span></text:p>
      <text:p text:style-name="P12"/>
      <text:p text:style-name="P12"><text:span text:style-name="T10"><text:tab/>j. bowl </text:span></text:p>
      <text:p text:style-name="P12"/>
      <table:table table:name="Table11" table:style-name="Table11">
        <table:table-column table:style-name="Table11.A" table:number-columns-repeated="3"/>
        <table:table-row>
          <table:table-cell table:style-name="Table11.A1" office:value-type="string">
            <text:p text:style-name="P28">1. sentence</text:p>
          </table:table-cell>
          <table:table-cell table:style-name="Table11.A1" office:value-type="string">
            <text:p text:style-name="P28">2. window (k=2)</text:p>
          </table:table-cell>
          <table:table-cell table:style-name="Table11.C1" office:value-type="string">
            <text:p text:style-name="P28">3. tree</text:p>
          </table:table-cell>
        </table:table-row>
        <table:table-row>
          <table:table-cell table:style-name="Table11.A2" office:value-type="string">
            <text:p text:style-name="P41">'nfl', 'improvement', 'ncaa', 'super', 'pitch', 'quarterback', 'deliver', 'j', 'cricket', 'planet', 'defensive', 'pas', 'writing', 'victory', 'defend', 'limited', 'touchdown', 'trophy', 'chris', 'celebrate'</text:p>
          </table:table-cell>
          <table:table-cell table:style-name="Table11.A2" office:value-type="string">
            <text:p text:style-name="P41">'exhibition', 'nfl', 'felt', 'gay', 'harbor', 'spot', 'commonwealth', 'qualify', 'thousand', 'playoff', 'shore', 'bell', 'indie', 'fc', 'shopping', 'organ', 'weather', 'golden', 'stock', 'portugal'</text:p>
          </table:table-cell>
          <table:table-cell table:style-name="Table11.C2" office:value-type="string">
            <text:p text:style-name="P41">'super', 'sec', 'ncaa', 'tournament', 'nba', 'cup', 'mlb', 'boxing', 'alfonso', 'nhl', 'wrestling', 'rugby', 'polo', 'playoff', 'afl', 'gt', 'leo', 'championship', 'tennis', 'league'</text:p>
          </table:table-cell>
        </table:table-row>
      </table:table>
      <text:p text:style-name="P12"/>
      <text:p text:style-name="P12"><text:span text:style-name="T10"><text:tab/>k. guitar </text:span></text:p>
      <text:p text:style-name="P12"/>
      <table:table table:name="Table12" table:style-name="Table12">
        <table:table-column table:style-name="Table12.A" table:number-columns-repeated="3"/>
        <table:table-row>
          <table:table-cell table:style-name="Table12.A1" office:value-type="string">
            <text:p text:style-name="P28">1. sentence</text:p>
          </table:table-cell>
          <table:table-cell table:style-name="Table12.A1" office:value-type="string">
            <text:p text:style-name="P28">2. window (k=2)</text:p>
          </table:table-cell>
          <table:table-cell table:style-name="Table12.C1" office:value-type="string">
            <text:p text:style-name="P28">3. tree</text:p>
          </table:table-cell>
        </table:table-row>
        <text:soft-page-break/>
        <table:table-row>
          <table:table-cell table:style-name="Table12.A2" office:value-type="string">
            <text:p text:style-name="P42">‘bass', 'drum', 'vocal', 'guitarist', 'piano', 'keyboard', 'bassist', 'solo', 'singer', 'musician', 'steve', 'chris', 'drummer', 'mike', 'tony', 'vocalist', 'percussion', 'brian', 'jim', 'dave'</text:p>
          </table:table-cell>
          <table:table-cell table:style-name="Table12.A2" office:value-type="string">
            <text:p text:style-name="P42">'vocal', 'bass', 'piano', 'drum', 'guitarist', 'trumpet', 'solo', 'keyboard', 'vocalist', 'voice', 'musician', 'tune', 'bob', 'drummer', 'violin', 'taylor', 'saxophone', 'steve', 'folk', 'flute'</text:p>
          </table:table-cell>
          <table:table-cell table:style-name="Table12.C2" office:value-type="string">
            <text:p text:style-name="P42">'drum', 'bass', 'keyboard', 'piano', 'vocal', 'violin', 'saxophone', 'cello', 'flute', 'trumpet', 'instrument', 'horn', 'viola', 'percussion', 'solo', 'organ', 'dance', 'string', 'cd', 'music'</text:p>
          </table:table-cell>
        </table:table-row>
      </table:table>
      <text:p text:style-name="P12"/>
      <text:p text:style-name="P12"><text:span text:style-name="T10"><text:tab/>l. piano </text:span></text:p>
      <text:p text:style-name="P12"/>
      <table:table table:name="Table13" table:style-name="Table13">
        <table:table-column table:style-name="Table13.A" table:number-columns-repeated="3"/>
        <table:table-row>
          <table:table-cell table:style-name="Table13.A1" office:value-type="string">
            <text:p text:style-name="P28">1. sentence</text:p>
          </table:table-cell>
          <table:table-cell table:style-name="Table13.A1" office:value-type="string">
            <text:p text:style-name="P28">2. window (k=2)</text:p>
          </table:table-cell>
          <table:table-cell table:style-name="Table13.C1" office:value-type="string">
            <text:p text:style-name="P28">3. tree</text:p>
          </table:table-cell>
        </table:table-row>
        <table:table-row>
          <table:table-cell table:style-name="Table13.A2" office:value-type="string">
            <text:p text:style-name="P42">'trumpet', 'bass', 'string', 'flute', 'composer', 'violin', 'solo', 'guitar', 'composition', 'recording', 'don', 'drum', 'chorus', 'orchestra', 'cello', 'trio', 'ensemble', '1970s', 'saxophone', 'concerto'</text:p>
          </table:table-cell>
          <table:table-cell table:style-name="Table13.A2" office:value-type="string">
            <text:p text:style-name="P42">'violin', 'flute', 'cello', 'concerto', 'trumpet', 'viola', 'guitar', 'string', 'saxophone', 'soloist', 'bass', 'ensemble', 'sonata', 'solo', 'orchestra', 'op', 'vocal', 'percussion', 'keyboard', 'drum'</text:p>
          </table:table-cell>
          <table:table-cell table:style-name="Table13.C2" office:value-type="string">
            <text:p text:style-name="P42">'violin', 'viola', 'guitar', 'bass', 'cello', 'flute', 'keyboard', 'horn', 'saxophone', 'trumpet', 'drum', 'instrument', 'percussion', 'organ', 'dance', 'vocal', 'composition', 'music', 'choir', 'mathematics'</text:p>
          </table:table-cell>
        </table:table-row>
      </table:table>
      <text:p text:style-name="P23"/>
      <text:p text:style-name="P24">3. 1<text:span text:style-name="T11">st</text:span> order similarity:</text:p>
      <text:p text:style-name="P10"><text:span text:style-name="T7"/></text:p>
      <text:p text:style-name="P16">20 <text:span text:style-name="T15">top</text:span> <text:span text:style-name="T15">features per word</text:span>, ordered by <text:span text:style-name="T15">pmi</text:span> in descending order:</text:p>
      <text:p text:style-name="P16"/>
      <text:p text:style-name="P13"><text:tab/>a. <text:span text:style-name="T10">car </text:span></text:p>
      <text:p text:style-name="P13"/>
      <table:table table:name="Table14" table:style-name="Table14">
        <table:table-column table:style-name="Table14.A" table:number-columns-repeated="3"/>
        <table:table-row>
          <table:table-cell table:style-name="Table14.A1" office:value-type="string">
            <text:p text:style-name="P29">1. sentence</text:p>
          </table:table-cell>
          <table:table-cell table:style-name="Table14.A1" office:value-type="string">
            <text:p text:style-name="P29">2. window (k=2)</text:p>
          </table:table-cell>
          <table:table-cell table:style-name="Table14.C1" office:value-type="string">
            <text:p text:style-name="P29">3. tree</text:p>
          </table:table-cell>
        </table:table-row>
        <table:table-row>
          <table:table-cell table:style-name="Table14.A2" office:value-type="string">
            <text:p text:style-name="P43">'touring', 'chevrolet', 'bmw', 'gt', 'ferrari', 'gm', 'chassis', 'jaguar', 'honda', 'toyota', 'holden', 'lotus', 'parking', 'trailer', 'lap', 'racing', 'auto', 'driver', 'luxury', 'compartment'</text:p>
          </table:table-cell>
          <table:table-cell table:style-name="Table14.A2" office:value-type="string">
            <text:p text:style-name="P43">'touring', 'chevrolet', 'rental', 'vintage', 'armored', 'accident', 'luxury', 'jaguar', 'parking', 'toyota', 'honda', 'lotus', 'collide', 'gt', 'wash', 'ferrari', 'bmw', 'compartment', 'toss', 'dining'</text:p>
          </table:table-cell>
          <table:table-cell table:style-name="Table14.C2" office:value-type="string">
            <text:p text:style-name="P43">'adpmod to design adpobj up', 'trend poss down', 'adpmod in engine adpobj up', 'adpmod of driver adpobj up', 'plymouth poss down', 'wreck dobj up', 'price amod down', 'race nsubjpass up', 'locomotive conj down', 'dome amod down', 'exit nsubj up', 'ford poss down', 'adpmod per driver adpobj up', 'adpmod of plate adpobj up', 'chase amod down', 'parking compmod up', 'adpmod by minute adpobj up', 'wash compmod up', 'hire compmod down', 'adpmod with race adpobj up'</text:p>
          </table:table-cell>
        </table:table-row>
      </table:table>
      <text:p text:style-name="P13"/>
      <text:p text:style-name="P13"><text:span text:style-name="T10"><text:tab/>b. bus </text:span></text:p>
      <text:p text:style-name="P13"/>
      <table:table table:name="Table15" table:style-name="Table15">
        <table:table-column table:style-name="Table15.A" table:number-columns-repeated="3"/>
        <table:table-row>
          <table:table-cell table:style-name="Table15.A1" office:value-type="string">
            <text:p text:style-name="P29">1. sentence</text:p>
          </table:table-cell>
          <table:table-cell table:style-name="Table15.A1" office:value-type="string">
            <text:p text:style-name="P29">2. window (k=2)</text:p>
          </table:table-cell>
          <table:table-cell table:style-name="Table15.C1" office:value-type="string">
            <text:p text:style-name="P29">3. tree</text:p>
          </table:table-cell>
        </table:table-row>
        <table:table-row>
          <table:table-cell table:style-name="Table15.A2" office:value-type="string">
            <text:p text:style-name="P44">'transit', 'livery', 'rout', 'commuter', 'interchange', 'tram', 'taxi', 'subway', 'terminal', 'fare', 'depot', 'metro', 'route', 'hyderabad', 'shuttle', 'terminus', 'rack', 'chassis', 'parking', 'underneath'</text:p>
          </table:table-cell>
          <table:table-cell table:style-name="Table15.A2" office:value-type="string">
            <text:p text:style-name="P44">'rout', 'taxi', 'interchange', 'transit', 'subway', 'tram', 'shuttle', 'depot', 'intel', 'terminal', 'commuter', 'barton', 'trevor', 'livery', 'parking', 'fare', 'toss', 'route', 'tramway', 'gasoline'</text:p>
          </table:table-cell>
          <table:table-cell table:style-name="Table15.C2" office:value-type="string">
            <text:p text:style-name="P44">'taxi conj up', 'route nsubj up', 'tram conj up', 'depot poss up', 'tram conj down', 'subway conj up', 'adpmod from competition adpobj up', 'rout nsubj up', 'terminus compmod up', 'taxi conj down', 'automobile conj up', 'stop compmod up', 'serial compmod down', 'interchange compmod up', 'bus conj up', 'adpmod by provide compmod up', 'adpmod by accessible adpobj up', 'paint nsubjpass up', 'rail conj down', 'bus conj down'</text:p>
          </table:table-cell>
        </table:table-row>
      </table:table>
      <text:p text:style-name="P13"/>
      <text:p text:style-name="P13"><text:span text:style-name="T10"><text:tab/>c. hospital </text:span></text:p>
      <text:p text:style-name="P13"/>
      <table:table table:name="Table16" table:style-name="Table16">
        <table:table-column table:style-name="Table16.A" table:number-columns-repeated="3"/>
        <table:table-row>
          <table:table-cell table:style-name="Table16.A1" office:value-type="string">
            <text:p text:style-name="P29">1. sentence</text:p>
          </table:table-cell>
          <table:table-cell table:style-name="Table16.A1" office:value-type="string">
            <text:p text:style-name="P29">2. window (k=2)</text:p>
          </table:table-cell>
          <table:table-cell table:style-name="Table16.C1" office:value-type="string">
            <text:p text:style-name="P29">3. tree</text:p>
          </table:table-cell>
        </table:table-row>
        <table:table-row>
          <table:table-cell table:style-name="Table16.A2" office:value-type="string">
            <text:p text:style-name="P44">'here', 'psychiatric', 'nh', 'clinic', 'acute', 'mir', 'surgical', 'healthcare', 'insane', 'mercy', 'bed', 'nursing', 'ambulance', 'nurse', 'surgery', 'addiction', 'middlesex', 'surgeon', 'andrea', 'sick'</text:p>
          </table:table-cell>
          <table:table-cell table:style-name="Table16.A2" office:value-type="string">
            <text:p text:style-name="P44">'psychiatric', 'clinic', 'acute', 'nh', 'insane', 'bed', 'mercy', 'middlesex', 'ruby', 'hopkins', 'alexandra', 'sick', 'mayo', 'davidson', 'overnight', 'nursing', 'andrea', 'rush', 'teaching', 'stabilize'</text:p>
          </table:table-cell>
          <table:table-cell table:style-name="Table16.C2" office:value-type="string">
            <text:p text:style-name="P44">'bed amod down', 'sailor poss down', 'adpmod at physician adpobj up', 'vincent poss down', 'adpmod a facility adpobj up', 'hospital dep up', 'priory conj up', 'undergo rcmod down', 'breach compmod down', 'adpmod at pronounce adpobj up', 'recover partmod down', 'guy poss down', 'adpmod at nurse adpobj up', 'adpmod at doctor adpobj up', 'adpmod to rush adpobj up', 'accommodate nsubj up', 'adpmod with bed adpobj down', 'teaching amod down', 'adpmod at resident adpobj up', 'anthony poss down'</text:p>
          </table:table-cell>
        </table:table-row>
      </table:table>
      <text:p text:style-name="P13"/>
      <text:p text:style-name="P13"><text:span text:style-name="T10"><text:tab/>d. hotel </text:span></text:p>
      <text:p text:style-name="P13"/>
      <table:table table:name="Table17" table:style-name="Table17">
        <table:table-column table:style-name="Table17.A" table:number-columns-repeated="3"/>
        <table:table-row>
          <table:table-cell table:style-name="Table17.A1" office:value-type="string">
            <text:p text:style-name="P29">1. sentence</text:p>
          </table:table-cell>
          <table:table-cell table:style-name="Table17.A1" office:value-type="string">
            <text:p text:style-name="P29">2. window (k=2)</text:p>
          </table:table-cell>
          <table:table-cell table:style-name="Table17.C1" office:value-type="string">
            <text:p text:style-name="P29">3. tree</text:p>
          </table:table-cell>
        </table:table-row>
        <table:table-row>
          <table:table-cell table:style-name="Table17.A2" office:value-type="string">
            <text:p text:style-name="P45">'casino', 'luxury', 'resort', 'sol', 'dining', 'plaza', 'havana', 'inn', 'restaurant', 'nightclub', 'accommodation', 'traveller', 'bedroom', 'windsor', 'lagoon', 'traveler', 'monica', 'cater', 'canary', 'carlton'</text:p>
          </table:table-cell>
          <table:table-cell table:style-name="Table17.A2" office:value-type="string">
            <text:p text:style-name="P45">'casino', 'luxury', 'sol', 'plaza', 'lobby', 'nightclub', 'resort', 'restaurant', 'dining', 'havana', 'inn', 'accommodation', 'cater', 'famed', 'paramount', 'riverside', 'suite', 'laptop', 'northumberland', 'windsor'</text:p>
          </table:table-cell>
          <table:table-cell table:style-name="Table17.C2" office:value-type="string">
            <text:p text:style-name="P61">'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text:soft-page-break/>dinner adpobj up', 'rename rcmod down', 'bar poss up', 'plaza compmod down', 'resort conj down'</text:p>
          </table:table-cell>
        </table:table-row>
      </table:table>
      <text:p text:style-name="P13"/>
      <text:p text:style-name="P13"><text:span text:style-name="T10"><text:tab/>e. gun </text:span></text:p>
      <text:p text:style-name="P13"/>
      <table:table table:name="Table18" table:style-name="Table18">
        <table:table-column table:style-name="Table18.A" table:number-columns-repeated="3"/>
        <table:table-row>
          <table:table-cell table:style-name="Table18.A1" office:value-type="string">
            <text:p text:style-name="P29">1. sentence</text:p>
          </table:table-cell>
          <table:table-cell table:style-name="Table18.A1" office:value-type="string">
            <text:p text:style-name="P29">2. window (k=2)</text:p>
          </table:table-cell>
          <table:table-cell table:style-name="Table18.C1" office:value-type="string">
            <text:p text:style-name="P29">3. tree</text:p>
          </table:table-cell>
        </table:table-row>
        <table:table-row>
          <table:table-cell table:style-name="Table18.A2" office:value-type="string">
            <text:p text:style-name="P46">'turret', 'armament', 'mm', 'ammunition', 'mk', 'mortar', 'machine', 'barrel', 'grenade', 'firing', 'pistol', 'he', 'rifle', 'battleship', 'bolt', 'firearm', 'pod', 'battery', 'bullet', 'aa'</text:p>
          </table:table-cell>
          <table:table-cell table:style-name="Table18.A2" office:value-type="string">
            <text:p text:style-name="P46">'turret', 'mm', 'machine', 'ammunition', 'mortar', 'firing', 'armament', 'barrel', 'mk', 'bolt', 'augment', 'sniper', 'battery', 'rifle', 'frigate', 'deck', 'bunker', 'rose', 'annie', 'silence'</text:p>
          </table:table-cell>
          <table:table-cell table:style-name="Table18.C2" office:value-type="string">
            <text:p text:style-name="P46">'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3"/>
      <text:p text:style-name="P13"><text:span text:style-name="T10"><text:tab/>f. bomb</text:span></text:p>
      <text:p text:style-name="P13"/>
      <table:table table:name="Table19" table:style-name="Table19">
        <table:table-column table:style-name="Table19.A" table:number-columns-repeated="3"/>
        <table:table-row>
          <table:table-cell table:style-name="Table19.A1" office:value-type="string">
            <text:p text:style-name="P29">1. sentence</text:p>
          </table:table-cell>
          <table:table-cell table:style-name="Table19.A1" office:value-type="string">
            <text:p text:style-name="P29">2. window (k=2)</text:p>
          </table:table-cell>
          <table:table-cell table:style-name="Table19.C1" office:value-type="string">
            <text:p text:style-name="P29">3. tree</text:p>
          </table:table-cell>
        </table:table-row>
        <table:table-row>
          <table:table-cell table:style-name="Table19.A2" office:value-type="string">
            <text:p text:style-name="P47">'explode', 'luftwaffe', 'atomic', 'ira', 'disposal', 'bombing', 'explosive', 'explosion', 'baghdad', 'injure', 'fuse', 'hydrogen', 'neutron', 'blast', 'grenade', 'bomber', 'rack', 'libyan', 'invader', 'jin'</text:p>
          </table:table-cell>
          <table:table-cell table:style-name="Table19.A2" office:value-type="string">
            <text:p text:style-name="P47">'explode', 'atomic', 'disposal', 'ira', 'luftwaffe', 'hydrogen', 'explosive', 'blast', 'fuse', 'baghdad', 'explosion', 'bounce', 'rig', 'libyan', 'raid', 'mortar', 'tanker', 'rip', 'crude', 'dismantle'</text:p>
          </table:table-cell>
          <table:table-cell table:style-name="Table19.C2" office:value-type="string">
            <text:p text:style-name="P47">'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13"><text:span text:style-name="T10"><text:s/></text:span></text:p>
      <text:p text:style-name="P13"><text:span text:style-name="T10"><text:tab/>g. horse </text:span></text:p>
      <text:p text:style-name="P13"/>
      <table:table table:name="Table20" table:style-name="Table20">
        <table:table-column table:style-name="Table20.A" table:number-columns-repeated="3"/>
        <table:table-row>
          <table:table-cell table:style-name="Table20.A1" office:value-type="string">
            <text:p text:style-name="P29">1. sentence</text:p>
          </table:table-cell>
          <table:table-cell table:style-name="Table20.A1" office:value-type="string">
            <text:p text:style-name="P29">2. window (k=2)</text:p>
          </table:table-cell>
          <table:table-cell table:style-name="Table20.C1" office:value-type="string">
            <text:p text:style-name="P29">3. tree</text:p>
          </table:table-cell>
        </table:table-row>
        <table:table-row>
          <table:table-cell table:style-name="Table20.A2" office:value-type="string">
            <text:p text:style-name="P48">'thoroughbred', 'likewise', 'breeder', 'jockey', 'cart', 'stud', 'rid', 'arabian', 'handicap', 'trailer', 'drawn', 'mare', 'riding', 'rider', 'cattle', 'breed', 'bombay', 'racing', 'breeding', 'trainer'</text:p>
          </table:table-cell>
          <table:table-cell table:style-name="Table20.A2" office:value-type="string">
            <text:p text:style-name="P49">'thoroughbred', 'drawn', 'rid', 'cart', 'crazy', 'jockey', 'cattle', 'riding', 'racing', 'breeder', 'arabian', 'cow', 'rider', 'goat', "'the", 'carriage', 'ride', 'sheep', 'stud', 'hobby'</text:p>
          </table:table-cell>
          <table:table-cell table:style-name="Table20.C2" office:value-type="string">
            <text:p text:style-name="P49">'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3"/>
      <text:p text:style-name="P13"><text:span text:style-name="T10"><text:tab/>h. fox </text:span></text:p>
      <text:p text:style-name="P13"/>
      <table:table table:name="Table21" table:style-name="Table21">
        <table:table-column table:style-name="Table21.A" table:number-columns-repeated="3"/>
        <table:table-row>
          <table:table-cell table:style-name="Table21.A1" office:value-type="string">
            <text:p text:style-name="P29">1. sentence</text:p>
          </table:table-cell>
          <table:table-cell table:style-name="Table21.A1" office:value-type="string">
            <text:p text:style-name="P29">2. window (k=2)</text:p>
          </table:table-cell>
          <table:table-cell table:style-name="Table21.C1" office:value-type="string">
            <text:p text:style-name="P29">3. tree</text:p>
          </table:table-cell>
        </table:table-row>
        <table:table-row>
          <table:table-cell table:style-name="Table21.A2" office:value-type="string">
            <text:p text:style-name="P50">'affiliation', 'hare', 'rabbit', 'newscast', 'subspecies', 'cnn', 'ufc', 'deer', 'cbs', 'nbc', 'abc', 'abundance', 'affiliate', 'holly', 'hunting', 'espn', 'beaver', 'sport', 'dana', 'statewide'</text:p>
          </table:table-cell>
          <table:table-cell table:style-name="Table21.A2" office:value-type="string">
            <text:p text:style-name="P51">'hare', 'cnn', 'dana', 'pb', 'affiliation', 'rabbit', 'holly', 'hunting', 'affiliate', 'twentieth', '20th', 'gardner', 'abundance', 'newscast', 'reservation', 'ruby', 'sioux', 'news', 'abc', 'beaver'</text:p>
          </table:table-cell>
          <table:table-cell table:style-name="Table21.C2" office:value-type="string">
            <text:p text:style-name="P52">'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3"/>
      <text:p text:style-name="P13"><text:span text:style-name="T10"><text:tab/>i. table </text:span></text:p>
      <text:p text:style-name="P13"/>
      <table:table table:name="Table22" table:style-name="Table22">
        <table:table-column table:style-name="Table22.A" table:number-columns-repeated="3"/>
        <table:table-row>
          <table:table-cell table:style-name="Table22.A1" office:value-type="string">
            <text:p text:style-name="P29">1. sentence</text:p>
          </table:table-cell>
          <table:table-cell table:style-name="Table22.A1" office:value-type="string">
            <text:p text:style-name="P29">2. window (k=2)</text:p>
          </table:table-cell>
          <table:table-cell table:style-name="Table22.C1" office:value-type="string">
            <text:p text:style-name="P29">3. tree</text:p>
          </table:table-cell>
        </table:table-row>
        <table:table-row>
          <table:table-cell table:style-name="Table22.A2" office:value-type="string">
            <text:p text:style-name="P53">'for', 'with', 'periodic', 'picnic', 'tennis', 'below', 'html', 'gospel', 'marking', 'heading', 'besides', 'slice', 'subscription', 'row', 'summarize', 'column', 'pdf', 'width', 'header', 'excel'</text:p>
          </table:table-cell>
          <table:table-cell table:style-name="Table22.A2" office:value-type="string">
            <text:p text:style-name="P54">'periodic', 'picnic', 'tennis', 'below', 'summarize', 'rotary', 'html', 'excel', 'canon', 'header', 'heading', 'coffee', 'pdf', 'following', 'dining', 'gaming', 'rout', 'aggregate', 'overview', 'astronomer'</text:p>
          </table:table-cell>
          <table:table-cell table:style-name="Table22.C2" office:value-type="string">
            <text:p text:style-name="P55">'adpmod at eat adpobj up', 'contain appos up', 'adpmod below show adpobj down', 'adpmod below list adpobj down', 'periodic compmod down', 'following compmod down', 'align dobj up', 'adpmod in row adpobj up', 'tennis compmod up', 'table conj up', 'picnic amod down', 'adpmod of column adpobj up', 'format <text:soft-page-break/>amod down', 'column compmod down', 'below compmod up', 'picnic compmod down', 'salt compmod up', 'adpmod in column adpobj up', 'aggregate compmod down', 'periodic amod down'</text:p>
          </table:table-cell>
        </table:table-row>
      </table:table>
      <text:p text:style-name="P13"/>
      <text:p text:style-name="P13"><text:span text:style-name="T10"><text:tab/>j. bowl </text:span></text:p>
      <text:p text:style-name="P13"/>
      <table:table table:name="Table23" table:style-name="Table23">
        <table:table-column table:style-name="Table23.A" table:number-columns-repeated="3"/>
        <table:table-row>
          <table:table-cell table:style-name="Table23.A1" office:value-type="string">
            <text:p text:style-name="P29">1. sentence</text:p>
          </table:table-cell>
          <table:table-cell table:style-name="Table23.A1" office:value-type="string">
            <text:p text:style-name="P29">2. window (k=2)</text:p>
          </table:table-cell>
          <table:table-cell table:style-name="Table23.C1" office:value-type="string">
            <text:p text:style-name="P29">3. tree</text:p>
          </table:table-cell>
        </table:table-row>
        <table:table-row>
          <table:table-cell table:style-name="Table23.A2" office:value-type="string">
            <text:p text:style-name="P56">'quiz', 'steelers', 'batsman', 'super', 'over', 'bowler', 'rose', 'wicket', 'pro', 'alley', 'sugar', 'pace', 'starter', 'bowling', 'streak', 'stir', 'bronco', 'interception', 'nfl', 'cotton'</text:p>
          </table:table-cell>
          <table:table-cell table:style-name="Table23.A2" office:value-type="string">
            <text:p text:style-name="P57">'batsman', 'super', 'quiz', 'over', 'alley', 'pro', 'rose', 'pace', 'bermuda', 'lawn', 'bowler', 'sugar', 'mvp', 'cotton', 'orange', 'subdivision', 'dust', 'snap', 'soup', 'xiii'</text:p>
          </table:table-cell>
          <table:table-cell table:style-name="Table23.C2" office:value-type="string">
            <text:p text:style-name="P58">'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3"/>
      <text:p text:style-name="P13"><text:span text:style-name="T10"><text:tab/>k. guitar </text:span></text:p>
      <text:p text:style-name="P13"/>
      <table:table table:name="Table24" table:style-name="Table24">
        <table:table-column table:style-name="Table24.A" table:number-columns-repeated="3"/>
        <table:table-row>
          <table:table-cell table:style-name="Table24.A1" office:value-type="string">
            <text:p text:style-name="P29">1. sentence</text:p>
          </table:table-cell>
          <table:table-cell table:style-name="Table24.A1" office:value-type="string">
            <text:p text:style-name="P29">2. window (k=2)</text:p>
          </table:table-cell>
          <table:table-cell table:style-name="Table24.C1" office:value-type="string">
            <text:p text:style-name="P29">3. tree</text:p>
          </table:table-cell>
        </table:table-row>
        <table:table-row>
          <table:table-cell table:style-name="Table24.A2" office:value-type="string">
            <text:p text:style-name="P59">'percussion', 'bass', 'acoustic', 'keyboard', 'vocal', 'drum', 'saxophone', 'line-up', 'backing', 'rhythm', 'vintage', 'gibson', 'electric', 'violin', 'chord', 'bo', 'tenor', 'piano', 'trumpet', 'cello'</text:p>
          </table:table-cell>
          <table:table-cell table:style-name="Table24.A2" office:value-type="string">
            <text:p text:style-name="P59">'acoustic', 'bass', 'keyboard', 'percussion', 'vocal', 'rhythm', 'saxophone', 'drum', 'gibson', 'vintage', 'electric', 'intro', 'backing', 'tenor', 'barrett', 'flute', 'mick', 'trumpet', 'chord', 'violin'</text:p>
          </table:table-cell>
          <table:table-cell table:style-name="Table24.C2" office:value-type="string">
            <text:p text:style-name="P59">'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3"/>
      <text:p text:style-name="P13"><text:span text:style-name="T10"><text:tab/>l. piano </text:span></text:p>
      <text:p text:style-name="P13"/>
      <table:table table:name="Table25" table:style-name="Table25">
        <table:table-column table:style-name="Table25.A" table:number-columns-repeated="3"/>
        <table:table-row>
          <table:table-cell table:style-name="Table25.A1" office:value-type="string">
            <text:p text:style-name="P29">1. sentence</text:p>
          </table:table-cell>
          <table:table-cell table:style-name="Table25.A1" office:value-type="string">
            <text:p text:style-name="P29">2. window (k=2)</text:p>
          </table:table-cell>
          <table:table-cell table:style-name="Table25.C1" office:value-type="string">
            <text:p text:style-name="P29">3. tree</text:p>
          </table:table-cell>
        </table:table-row>
        <table:table-row>
          <table:table-cell table:style-name="Table25.A2" office:value-type="string">
            <text:p text:style-name="P60">'cello', 'viola', 'op', 'sonata', 'concerto', 'violin', 'saxophone', 'trumpet', 'flute', 'soprano', 'pianist', 'percussion', 'lesson', 'trio', 'tenor', 'keyboard', 'franz', 'organist', 'conservatory', 'emerson'</text:p>
          </table:table-cell>
          <table:table-cell table:style-name="Table25.A2" office:value-type="string">
            <text:p text:style-name="P60">'sonata', 'viola', 'concerto', 'cello', 'op', 'violin', 'saxophone', 'lesson', 'trumpet', 'soprano', 'hammond', 'flute', 'trio', 'salon', 'organ', 'quartet', 'percussion', 'duet', 'solo', 'suite'</text:p>
          </table:table-cell>
          <table:table-cell table:style-name="Table25.C2" office:value-type="string">
            <text:p text:style-name="P60">'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0T16:11:34.322005534</dc:date>
    <meta:editing-duration>PT19H7M54S</meta:editing-duration>
    <meta:editing-cycles>78</meta:editing-cycles>
    <meta:generator>LibreOffice/5.1.6.2$Linux_X86_64 LibreOffice_project/10m0$Build-2</meta:generator>
    <meta:document-statistic meta:table-count="25" meta:image-count="0" meta:object-count="0" meta:page-count="5" meta:paragraph-count="212" meta:word-count="2706" meta:character-count="20831" meta:non-whitespace-character-count="18254"/>
  </office:meta>
</office:document-meta>
</file>